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0.8043in"/>
    </style:style>
    <style:style style:name="co5" style:family="table-column">
      <style:table-column-properties fo:break-before="auto" style:column-width="1.4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Mono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64">
      <style:table-cell-properties style:text-align-source="fix" style:repeat-content="false"/>
      <style:paragraph-properties fo:text-align="end" fo:margin-left="0in"/>
      <style:text-properties style:font-name="Liberation Mono"/>
    </style:style>
    <style:style style:name="ce7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Liberation Mono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3" table:default-cell-style-name="ce3"/>
        <table:table-column table:style-name="co5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1"/>
          <table:table-cell table:style-name="Default"/>
          <table:table-cell table:style-name="ce1"/>
          <table:table-cell table:style-name="ce1" office:value-type="string" calcext:value-type="string">
            <text:p>Hex</text:p>
          </table:table-cell>
          <table:table-cell table:style-name="ce1" table:number-columns-repeated="2"/>
          <table:table-cell/>
          <table:table-cell table:style-name="ce10"/>
          <table:table-cell table:number-columns-repeated="2"/>
        </table:table-row>
        <table:table-row table:style-name="ro1"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AM Addr</text:p>
          </table:table-cell>
          <table:table-cell table:style-name="ce1" office:value-type="string" calcext:value-type="string">
            <text:p>RAM End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LinFrom <text:s/></text:p>
          </table:table-cell>
          <table:table-cell table:style-name="ce1" office:value-type="string" calcext:value-type="string">
            <text:p>LinearTo 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Comment</text:p>
          </table:table-cell>
          <table:table-cell table:style-name="ce8"/>
          <table:table-cell table:style-name="ce1"/>
        </table:table-row>
        <table:table-row table:style-name="ro1">
          <table:table-cell table:style-name="ce2" office:value-type="string" calcext:value-type="string">
            <text:p>Stage 2</text:p>
          </table:table-cell>
          <table:table-cell table:style-name="ce6" office:value-type="string" calcext:value-type="string">
            <text:p>0000:1000</text:p>
          </table:table-cell>
          <table:table-cell table:style-name="ce2" office:value-type="string" calcext:value-type="string">
            <text:p>0000:17ff</text:p>
          </table:table-cell>
          <table:table-cell table:style-name="ce7" office:value-type="float" office:value="800" calcext:value-type="float">
            <text:p>800h</text:p>
          </table:table-cell>
          <table:table-cell table:style-name="ce7" office:value-type="string" office:string-value="00001000" calcext:value-type="string">
            <text:p>00001000h</text:p>
          </table:table-cell>
          <table:table-cell table:style-name="ce7" table:formula="of:=LOWER(DEC2HEX(HEX2DEC([.E3])+HEX2DEC([.D3])-1;8))" office:value-type="string" office:string-value="000017ff" calcext:value-type="string">
            <text:p>000017ffh</text:p>
          </table:table-cell>
          <table:table-cell table:style-name="ce9" office:value-type="string" calcext:value-type="string">
            <text:p>OS-type Services</text:p>
          </table:table-cell>
          <table:table-cell table:style-name="ce1"/>
          <table:table-cell table:style-name="ce4"/>
          <table:table-cell table:style-name="ce1"/>
        </table:table-row>
        <table:table-row table:style-name="ro1">
          <table:table-cell table:style-name="ce2" office:value-type="string" calcext:value-type="string">
            <text:p>MzExec</text:p>
          </table:table-cell>
          <table:table-cell table:style-name="ce6" office:value-type="string" calcext:value-type="string">
            <text:p>0280:0000</text:p>
          </table:table-cell>
          <table:table-cell table:style-name="ce2" office:value-type="string" calcext:value-type="string">
            <text:p>0282:447f</text:p>
          </table:table-cell>
          <table:table-cell table:style-name="ce7" office:value-type="float" office:value="24480" calcext:value-type="float">
            <text:p>24480h</text:p>
          </table:table-cell>
          <table:table-cell table:style-name="ce7" office:value-type="string" office:string-value="00002800" calcext:value-type="string">
            <text:p>00002800h</text:p>
          </table:table-cell>
          <table:table-cell table:style-name="ce7" table:formula="of:=LOWER(DEC2HEX(HEX2DEC([.E4])+HEX2DEC([.D4])-1;8))" office:value-type="string" office:string-value="00026c7f" calcext:value-type="string">
            <text:p>00026c7fh</text:p>
          </table:table-cell>
          <table:table-cell table:style-name="ce9" office:value-type="string" calcext:value-type="string">
            <text:p>Main Program</text:p>
          </table:table-cell>
          <table:table-cell/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File1</text:p>
          </table:table-cell>
          <table:table-cell table:style-name="ce2" office:value-type="string" calcext:value-type="string">
            <text:p>242b:0000</text:p>
          </table:table-cell>
          <table:table-cell table:style-name="ce2" office:value-type="string" calcext:value-type="string">
            <text:p>242b:1237</text:p>
          </table:table-cell>
          <table:table-cell table:style-name="ce7" office:value-type="float" office:value="1238" calcext:value-type="float">
            <text:p>1238h</text:p>
          </table:table-cell>
          <table:table-cell table:style-name="ce7" office:value-type="string" office:string-value="000242b0" calcext:value-type="string">
            <text:p>000242b0h</text:p>
          </table:table-cell>
          <table:table-cell table:style-name="ce7" table:formula="of:=LOWER(DEC2HEX(HEX2DEC([.E5])+HEX2DEC([.D5])-1;8))" office:value-type="string" office:string-value="000254e7" calcext:value-type="string">
            <text:p>000254e7h</text:p>
          </table:table-cell>
          <table:table-cell table:style-name="ce9"/>
          <table:table-cell office:value-type="string" calcext:value-type="string">
            <text:p>Overlaps MZ in Memory</text:p>
          </table:table-cell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File2</text:p>
          </table:table-cell>
          <table:table-cell table:style-name="ce2" office:value-type="string" calcext:value-type="string">
            <text:p>242b:13f3</text:p>
          </table:table-cell>
          <table:table-cell table:style-name="ce2" office:value-type="string" calcext:value-type="string">
            <text:p>242b:f254</text:p>
          </table:table-cell>
          <table:table-cell table:style-name="ce7" office:value-type="string" office:string-value="de62" calcext:value-type="string">
            <text:p>de62h</text:p>
          </table:table-cell>
          <table:table-cell table:style-name="ce7" office:value-type="string" office:string-value="000256a3" calcext:value-type="string">
            <text:p>000256a3h</text:p>
          </table:table-cell>
          <table:table-cell table:style-name="ce7" table:formula="of:=LOWER(DEC2HEX(HEX2DEC([.E6])+HEX2DEC([.D6])-1;8))" office:value-type="string" office:string-value="00033504" calcext:value-type="string">
            <text:p>00033504h</text:p>
          </table:table-cell>
          <table:table-cell table:style-name="ce9"/>
          <table:table-cell office:value-type="string" calcext:value-type="string">
            <text:p>Overlaps MZ in Memory</text:p>
          </table:table-cell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File3</text:p>
          </table:table-cell>
          <table:table-cell table:style-name="ce6" office:value-type="string" calcext:value-type="string">
            <text:p>3401:0000</text:p>
          </table:table-cell>
          <table:table-cell table:style-name="ce2" office:value-type="string" calcext:value-type="string">
            <text:p>3401:fd73</text:p>
          </table:table-cell>
          <table:table-cell table:style-name="ce7" office:value-type="string" office:string-value="fd74" calcext:value-type="string">
            <text:p>fd74h</text:p>
          </table:table-cell>
          <table:table-cell table:style-name="ce7" office:value-type="string" office:string-value="00034010" calcext:value-type="string">
            <text:p>00034010h</text:p>
          </table:table-cell>
          <table:table-cell table:style-name="ce7" table:formula="of:=LOWER(DEC2HEX(HEX2DEC([.E7])+HEX2DEC([.D7])-1;8))" office:value-type="string" office:string-value="00043d83" calcext:value-type="string">
            <text:p>00043d83h</text:p>
          </table:table-cell>
          <table:table-cell table:style-name="ce9"/>
          <table:table-cell/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File4</text:p>
          </table:table-cell>
          <table:table-cell table:style-name="ce6" office:value-type="string" calcext:value-type="string">
            <text:p>4401:0000</text:p>
          </table:table-cell>
          <table:table-cell table:style-name="ce2" office:value-type="string" calcext:value-type="string">
            <text:p>4401:9e5c</text:p>
          </table:table-cell>
          <table:table-cell table:style-name="ce7" office:value-type="string" office:string-value="9e5d" calcext:value-type="string">
            <text:p>9e5dh</text:p>
          </table:table-cell>
          <table:table-cell table:style-name="ce7" office:value-type="string" office:string-value="00044010" calcext:value-type="string">
            <text:p>00044010h</text:p>
          </table:table-cell>
          <table:table-cell table:style-name="ce7" table:formula="of:=LOWER(DEC2HEX(HEX2DEC([.E8])+HEX2DEC([.D8])-1;8))" office:value-type="string" office:string-value="0004de6c" calcext:value-type="string">
            <text:p>0004de6ch</text:p>
          </table:table-cell>
          <table:table-cell table:style-name="ce9"/>
          <table:table-cell/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File0</text:p>
          </table:table-cell>
          <table:table-cell table:style-name="ce2" office:value-type="string" calcext:value-type="string">
            <text:p>d1e8:0000</text:p>
          </table:table-cell>
          <table:table-cell table:style-name="ce2" office:value-type="string" calcext:value-type="string">
            <text:p>d1e8:3fff</text:p>
          </table:table-cell>
          <table:table-cell table:style-name="ce7" office:value-type="float" office:value="4000" calcext:value-type="float">
            <text:p>4000h</text:p>
          </table:table-cell>
          <table:table-cell table:style-name="ce7" office:value-type="string" office:string-value="000d1e80" calcext:value-type="string">
            <text:p>000d1e80h</text:p>
          </table:table-cell>
          <table:table-cell table:style-name="ce7" table:formula="of:=LOWER(DEC2HEX(HEX2DEC([.E9])+HEX2DEC([.D9])-1;8))" office:value-type="string" office:string-value="000d5e7f" calcext:value-type="string">
            <text:p>000d5e7fh</text:p>
          </table:table-cell>
          <table:table-cell table:style-name="ce9" office:value-type="string" calcext:value-type="string">
            <text:p>Splash Screen</text:p>
          </table:table-cell>
          <table:table-cell/>
          <table:table-cell table:style-name="ce9"/>
          <table:table-cell/>
        </table:table-row>
        <table:table-row table:style-name="ro1">
          <table:table-cell table:style-name="ce2" table:number-columns-repeated="3"/>
          <table:table-cell table:style-name="ce7" table:number-columns-repeated="3"/>
          <table:table-cell table:style-name="ce9"/>
          <table:table-cell/>
          <table:table-cell table:style-name="ce9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style-name="ce4" office:value-type="string" calcext:value-type="string">
            <text:p>This document covers where various things are loaded into RAM from disk.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5"/>
          <table:table-cell table:number-columns-repeated="9"/>
        </table:table-row>
        <table:table-row table:style-name="ro1">
          <table:table-cell table:style-name="ce5" office:value-type="string" calcext:value-type="string">
            <text:p>Please see LBA Map for the on-disk arrangement of assets. This map is relevant AFTER the stage 2 bootloader load and executes the main code.</text:p>
          </table:table-cell>
          <table:table-cell table:number-columns-repeated="9"/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2:Sheet1.G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3P0" style:volatile="true">
      <number:number number:decimal-places="0" number:min-decimal-places="0" number:min-integer-digits="5"/>
      <number:text>h</number:text>
    </number:number-style>
    <number:number-style style:name="N133P1" style:volatile="true">
      <number:text/>
    </number:number-style>
    <number:number-style style:name="N133P2" style:volatile="true">
      <number:text/>
    </number:number-style>
    <number:text-style style:name="N133">
      <number:text-content/>
      <number:text>h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0" number:min-decimal-places="0" number:min-integer-digits="3"/>
      <number:text>h</number:text>
    </number:number-style>
    <number:number-style style:name="N134P1" style:volatile="true">
      <number:text/>
    </number:number-style>
    <number:number-style style:name="N134P2" style:volatile="true">
      <number:text/>
    </number:number-style>
    <number:text-style style:name="N134">
      <number:text-content/>
      <number:text>h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5:10:20.090917976</meta:creation-date>
    <dc:date>2024-01-21T18:17:07.476362647</dc:date>
    <meta:editing-duration>PT9M55S</meta:editing-duration>
    <meta:editing-cycles>2</meta:editing-cycles>
    <meta:generator>LibreOffice/24.2.0.2$Linux_X86_64 LibreOffice_project/420$Build-2</meta:generator>
    <meta:document-statistic meta:table-count="1" meta:cell-count="58" meta:object-count="0"/>
  </office:meta>
</office:document-meta>
</file>